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5000004D8CE48EE88.png" manifest:media-type="image/png"/>
  <manifest:file-entry manifest:full-path="Pictures/1000000000000675000004D8A7241B1A.png" manifest:media-type="image/png"/>
  <manifest:file-entry manifest:full-path="Pictures/1000020100000780000000708074B7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Arial1" svg:font-family="Arial" style:font-pitch="variable"/>
    <style:font-face style:name="Interstate-Bold" svg:font-family="Interstate-Bold" style:font-pitch="variable"/>
    <style:font-face style:name="Interstate-Light1" svg:font-family="Interstate-Light" style:font-pitch="variable"/>
    <style:font-face style:name="Lohit Devanagari1" svg:font-family="'Lohit Devanagari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SimSun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pr1" style:family="presentation" style:parent-style-name="Default_20_1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start" fo:text-indent="0cm"/>
      <style:text-properties style:font-name="Interstate-Bold" fo:font-size="28pt" style:font-size-asian="28pt" style:font-size-complex="2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1" fo:font-size="28pt" style:font-name-asian="Liberation Sans1" style:font-size-asian="28pt" style:font-name-complex="Liberation Sans1" style:font-size-complex="28pt"/>
    </style:style>
    <style:style style:name="P4" style:family="paragraph">
      <style:text-properties fo:font-size="20pt"/>
    </style:style>
    <style:style style:name="T1" style:family="text">
      <style:text-properties fo:color="#ffffff" style:font-name="Interstate-Bold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ff" style:font-name="Interstate-Bold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font-name="Liberation Sans1" fo:font-size="28pt" fo:font-weight="normal" style:font-name-asian="Liberation Sans1" style:font-size-asian="28pt" style:font-weight-asian="normal" style:font-name-complex="Liberation Sans1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2" draw:layer="layout" svg:width="25.059cm" svg:height="6.235cm" svg:x="2.881cm" svg:y="4.638cm">
          <draw:text-box>
            <text:p text:style-name="P1"><text:span text:style-name="T1">Internet of Things</text:span></text:p>
            <text:p text:style-name="P1"><text:span text:style-name="T2"/></text:p>
            <text:p text:style-name="P1"><text:span text:style-name="T2">A Demo Scenarion with Red Hat JBoss Products</text:span></text:p>
          </draw:text-box>
        </draw:frame>
        <draw:frame draw:style-name="gr2" draw:text-style-name="P3" draw:layer="layout" svg:width="21.451cm" svg:height="4.814cm" svg:x="3.014cm" svg:y="11.286cm">
          <draw:text-box>
            <text:p><text:span text:style-name="T3">Patrick Steiner, psteiner@redhat.com</text:span></text:p>
            <text:p><text:span text:style-name="T3">Senior Enterprise Solution Architect</text:span></text:p>
            <text:p><text:span text:style-name="T3">June 201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Arial1" svg:font-family="Arial" style:font-pitch="variable"/>
    <style:font-face style:name="Interstate-Bold" svg:font-family="Interstate-Bold" style:font-pitch="variable"/>
    <style:font-face style:name="Interstate-Light1" svg:font-family="Interstate-Light" style:font-pitch="variable"/>
    <style:font-face style:name="Lohit Devanagari1" svg:font-family="'Lohit Devanagari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LGC Sans" svg:font-family="'DejaVu LGC Sans'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S Gothic" svg:font-family="'MS Gothic'" style:font-family-generic="roman" style:font-pitch="variable"/>
    <style:font-face style:name="SimSun" svg:font-family="SimSun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ＭＳ Ｐゴシック" svg:font-family="'ＭＳ Ｐゴシック'" style:font-family-generic="roman" style:font-pitch="variable"/>
    <style:font-face style:name="Arial2" svg:font-family="Arial" style:font-family-generic="swiss" style:font-pitch="variable"/>
    <style:font-face style:name="DejaVu LGC Sans1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MS Gothic1" svg:font-family="'MS Gothic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ＭＳ Ｐゴシック1" svg:font-family="'ＭＳ Ｐゴシック'" style:font-family-generic="swiss" style:font-pitch="variable"/>
    <style:font-face style:name="Cambria1" svg:font-family="Cambria" style:font-family-generic="system" style:font-pitch="variable"/>
    <style:font-face style:name="DejaVu LGC Sans2" svg:font-family="'DejaVu LGC Sans'" style:font-family-generic="system" style:font-pitch="variable"/>
    <style:font-face style:name="Interstate-Light3" svg:font-family="Interstate-Light" style:font-family-generic="system" style:font-pitch="variable"/>
    <style:font-face style:name="Lohit Devanagari2" svg:font-family="'Lohit Devanagari'" style:font-family-generic="system" style:font-pitch="variable"/>
    <style:font-face style:name="Lucida Sans2" svg:font-family="'Lucida Sans'" style:font-family-generic="system" style:font-pitch="variable"/>
    <style:font-face style:name="MS Gothic2" svg:font-family="'MS Gothic'" style:font-family-generic="system" style:font-pitch="variable"/>
    <style:font-face style:name="SimSun2" svg:font-family="SimSun" style:font-family-generic="system" style:font-pitch="variable"/>
    <style:font-face style:name="Tahoma4" svg:font-family="Tahoma" style:font-family-generic="system" style:font-pitch="variable"/>
    <style:font-face style:name="Tahoma5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4" style:font-size-asian="24pt" style:language-asian="zxx" style:country-asian="none" style:font-name-complex="Tahoma4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18pt" style:font-style-asian="normal" style:font-weight-asian="normal" style:font-name-complex="Tahoma4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0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0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8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8pt" style:font-style-asian="normal" style:font-weight-asian="normal" style:font-name-complex="DejaVu LGC Sans1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4pt" style:font-style-asian="normal" style:font-weight-asian="normal" style:font-name-complex="DejaVu LGC Sans1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0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20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20pt" style:font-style-asian="normal" style:font-weight-asian="normal" style:font-name-complex="DejaVu LGC Sans1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44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44pt" style:font-style-asian="normal" style:font-weight-asian="normal" style:font-name-complex="DejaVu LGC Sans1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style:text-line-through-type="none" style:font-name="DejaVu LGC Sans1" fo:font-family="'DejaVu LGC Sans'" style:font-family-generic="swiss" style:font-pitch="variable" fo:font-size="32pt" fo:font-style="normal" fo:text-shadow="none" style:text-underline-style="none" fo:font-weight="normal" style:letter-kerning="true" style:font-name-asian="DejaVu LGC Sans1" style:font-family-asian="'DejaVu LGC Sans'" style:font-family-generic-asian="swiss" style:font-pitch-asian="variable" style:font-size-asian="32pt" style:font-style-asian="normal" style:font-weight-asian="normal" style:font-name-complex="DejaVu LGC Sans1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Lohit Devanagari1" fo:font-family="'Lohit Devanagari'" style:font-pitch="variable" fo:font-size="1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12pt" style:font-style-asian="normal" style:font-weight-asian="normal" style:font-name-complex="Lohit Devanagari1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0pt" style:font-style-asian="normal" style:font-weight-asian="normal" style:font-name-complex="Lohit Devanagari1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0pt" style:font-style-asian="normal" style:font-weight-asian="normal" style:font-name-complex="Tahoma3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4pt" fo:font-style="normal" fo:text-shadow="none" style:text-underline-style="none" fo:font-weight="bold" style:letter-kerning="true" style:font-name-asian="Tahoma3" style:font-family-asian="Tahoma" style:font-family-generic-asian="swiss" style:font-pitch-asian="variable" style:font-size-asian="34pt" style:font-style-asian="normal" style:font-weight-asian="bold" style:font-name-complex="Tahoma3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6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6pt" style:font-style-asian="normal" style:font-weight-asian="normal" style:font-name-complex="Tahoma3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style:font-name="Cambria" fo:font-family="Cambria" style:font-family-generic="roman" style:font-pitch="variable" fo:font-size="12pt" style:font-name-asian="Cambria" style:font-family-asian="Cambria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MS Gothic1" fo:font-family="'MS Gothic'" style:font-family-generic="swiss" style:font-pitch="variable" fo:font-size="44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44pt" style:font-style-asian="normal" style:font-weight-asian="normal" style:font-name-complex="MS Gothic1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8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8pt" style:font-style-asian="normal" style:font-weight-asian="normal" style:font-name-complex="ＭＳ Ｐゴシック1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swiss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style:text-line-through-type="none" style:font-name="SimSun1" fo:font-family="SimSun" style:font-pitch="variable" fo:font-size="44pt" fo:font-style="normal" fo:text-shadow="none" style:text-underline-style="none" fo:font-weight="normal" style:letter-kerning="true" style:font-name-asian="SimSun1" style:font-family-asian="SimSun" style:font-pitch-asian="variable" style:font-size-asian="44pt" style:font-style-asian="normal" style:font-weight-asian="normal" style:font-name-complex="SimSun1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SimSun1" fo:font-family="SimSun" style:font-pitch="variable" fo:font-size="32pt" fo:font-style="normal" fo:text-shadow="none" style:text-underline-style="none" fo:font-weight="normal" style:letter-kerning="true" style:font-name-asian="SimSun1" style:font-family-asian="SimSun" style:font-pitch-asian="variable" style:font-size-asian="32pt" style:font-style-asian="normal" style:font-weight-asian="normal" style:font-name-complex="SimSun1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style:text-line-through-type="none" style:font-name="MS Gothic1" fo:font-family="'MS Gothic'" style:font-family-generic="swiss" style:font-pitch="variable" fo:font-size="20pt" fo:font-style="normal" fo:text-shadow="none" style:text-underline-style="none" fo:font-weight="normal" style:letter-kerning="true" style:font-name-asian="MS Gothic1" style:font-family-asian="'MS Gothic'" style:font-family-generic-asian="swiss" style:font-pitch-asian="variable" style:font-size-asian="20pt" style:font-style-asian="normal" style:font-weight-asian="normal" style:font-name-complex="MS Gothic1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6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6pt" style:font-style-asian="normal" style:font-weight-asian="normal" style:font-name-complex="Lucida Sans1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0pt" style:font-style-asian="normal" style:font-weight-asian="normal" style:font-name-complex="Tahoma4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2" style:font-family-asian="'MS Gothic'" style:font-family-generic-asian="system" style:font-pitch-asian="variable" style:font-size-asian="34pt" style:font-style-asian="normal" style:font-weight-asian="bold" style:font-name-complex="Tahoma4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20pt" style:font-style-asian="normal" style:font-weight-asian="normal" style:font-name-complex="Tahoma4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32pt" style:font-style-asian="normal" style:font-weight-asian="normal" style:font-name-complex="Tahoma4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2" style:font-family-asian="'MS Gothic'" style:font-family-generic-asian="system" style:font-pitch-asian="variable" style:font-size-asian="44pt" style:font-style-asian="normal" style:font-weight-asian="normal" style:font-name-complex="Tahoma4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fo:font-weight="bold" style:font-size-asian="10pt" style:font-size-complex="10pt"/>
    </style:style>
    <style:style style:name="MT3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3" draw:text-style-name="MP7" draw:layer="backgroundobjects" svg:width="19.953cm" svg:height="0.635cm" svg:x="4.426cm" svg:y="20.085cm">
        <draw:text-box>
          <text:p text:style-name="MP6"><text:span text:style-name="MT2">RED HAT CONFIDENTIAL | ADD NAME</text:span></text:p>
        </draw:text-box>
      </draw:frame>
      <draw:frame presentation:style-name="Mpr3" draw:text-style-name="MP2" draw:layer="backgroundobjects" svg:width="3.175cm" svg:height="0.635cm" svg:x="1.476cm" svg:y="20.021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21cm" svg:x="0cm" svg:y="0cm">
        <draw:image xlink:href="Pictures/1000000000000675000004D8A7241B1A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21cm" svg:x="0cm" svg:y="0cm">
        <draw:image xlink:href="Pictures/1000000000000675000004D8CE48EE88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MacOSX_X86_64 LibreOffice_project/8a35821d8636a03b8bf4e15b48f59794652c68ba</meta:generator>
    <meta:creation-date>2012-03-26T14:48:54</meta:creation-date>
    <dc:language>en-US</dc:language>
    <meta:editing-cycles>29</meta:editing-cycles>
    <meta:editing-duration>PT3H50M27S</meta:editing-duration>
    <dc:date>2015-06-22T11:55:54.667654000</dc:date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